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3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4.6665in"/>
    </style:style>
    <style:style style:name="co15" style:family="table-column">
      <style:table-column-properties fo:break-before="auto" style:column-width="6.361in"/>
    </style:style>
    <style:style style:name="co16" style:family="table-column">
      <style:table-column-properties fo:break-before="auto" style:column-width="1.0827in"/>
    </style:style>
    <style:style style:name="co17" style:family="table-column">
      <style:table-column-properties fo:break-before="auto" style:column-width="6.5543in"/>
    </style:style>
    <style:style style:name="co18" style:family="table-column">
      <style:table-column-properties fo:break-before="auto" style:column-width="2.8661in"/>
    </style:style>
    <style:style style:name="co20" style:family="table-column">
      <style:table-column-properties fo:break-before="auto" style:column-width="0.711in"/>
    </style:style>
    <style:style style:name="co23" style:family="table-column">
      <style:table-column-properties fo:break-before="auto" style:column-width="7.8189in"/>
    </style:style>
    <style:style style:name="co24" style:family="table-column">
      <style:table-column-properties fo:break-before="auto" style:column-width="1.15in"/>
    </style:style>
    <style:style style:name="co25" style:family="table-column">
      <style:table-column-properties fo:break-before="auto" style:column-width="4.0346in"/>
    </style:style>
    <style:style style:name="co26" style:family="table-column">
      <style:table-column-properties fo:break-before="auto" style:column-width="1.2008in"/>
    </style:style>
    <style:style style:name="co27" style:family="table-column">
      <style:table-column-properties fo:break-before="auto" style:column-width="8.5591in"/>
    </style:style>
    <style:style style:name="co28" style:family="table-column">
      <style:table-column-properties fo:break-before="auto" style:column-width="4.9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4" office:value-type="string" calcext:value-type="string">
            <text:p>Archetype</text:p>
          </table:table-cell>
          <table:table-cell table:style-name="ce4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Morale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tal Spiky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ster Mim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Morale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5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Morale</text:p>
          </table:table-cell>
          <table:table-cell table:style-name="ce4" office:value-type="string" calcext:value-type="string">
            <text:p>Effect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esty Zombie from discard if possible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</table:table-row>
      </table:table>
      <table:table table:name="Boss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6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7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Morale</text:p>
          </table:table-cell>
          <table:table-cell table:style-name="ce4" office:value-type="string" calcext:value-type="string">
            <text:p>Effect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ute Mischief 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</table:table>
      <table:table table:name="Basic Effect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6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0" table:default-cell-style-name="Default"/>
        <table:table-column table:style-name="co8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table:style-name="ce4" office:value-type="string" calcext:value-type="string">
            <text:p>Support Class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table:style-name="ce4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4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 table:style-name="ce4" office:value-type="string" calcext:value-type="string">
            <text:p>Human</text:p>
          </table:table-cell>
          <table:table-cell table:number-columns-repeated="2"/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4" office:value-type="string" calcext:value-type="string">
            <text:p>Hero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Circlegirl was played this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Squaredude was played this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4" office:value-type="string" calcext:value-type="string">
            <text:p>Hostage</text:p>
          </table:table-cell>
          <table:table-cell table:number-columns-repeated="2"/>
          <table:table-cell office:value-type="string" calcext:value-type="string">
            <text:p>Kidnapping the Presid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4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4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  <table:table-cell/>
        </table:table-row>
        <table:table-row table:style-name="ro1">
          <table:table-cell table:style-name="ce4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style-name="ce4"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Destroy all opponent Minions with 1 Morale</text:p>
          </table:table-cell>
          <table:table-cell/>
        </table:table-row>
        <table:table-row table:style-name="ro1">
          <table:table-cell table:style-name="ce4" office:value-type="string" calcext:value-type="string">
            <text:p>Undead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4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style-name="ce4" office:value-type="string" calcext:value-type="string">
            <text:p>Clown</text:p>
          </table:table-cell>
          <table:table-cell table:number-columns-repeated="2"/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4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Field of Spor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End Phase, destroy this card if you have no Nature Minions</text:p>
          </table:table-cell>
          <table:table-cell/>
        </table:table-row>
        <table:table-row table:style-name="ro1">
          <table:table-cell table:style-name="ce4" office:value-type="string" calcext:value-type="string">
            <text:p>Farm</text:p>
          </table:table-cell>
          <table:table-cell table:number-columns-repeated="2"/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iscard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 table:style-name="ce4" office:value-type="string" calcext:value-type="string">
            <text:p>Miscellaneous</text:p>
          </table:table-cell>
          <table:table-cell table:number-columns-repeated="2"/>
          <table:table-cell office:value-type="string" calcext:value-type="string">
            <text:p>Chick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Pill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/>
        </table:table-row>
      </table:table>
      <table:table table:name="Field Effect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0" table:default-cell-style-name="Default"/>
        <table:table-column table:style-name="co8" table:default-cell-style-name="Default"/>
        <table:table-column table:style-name="co23" table:default-cell-style-name="Default"/>
        <table:table-column table:style-name="co1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office:value-type="string" calcext:value-type="string">
            <text:p>Farmer Blue</text:p>
          </table:table-cell>
          <table:table-cell office:value-type="string" calcext:value-type="string">
            <text:p>Image = 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4" office:value-type="string" calcext:value-type="string">
            <text:p>Unused Images</text:p>
          </table:table-cell>
          <table:table-cell/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office:value-type="string" calcext:value-type="string">
            <text:p>Original image of Spiky Turtle (with the mask), new image is 95</text:p>
          </table:table-cell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office:value-type="string" calcext:value-type="string">
            <text:p>Not sure which clown I’ll count this as (was originally Mute Mischief Mime)</text:p>
          </table:table-cell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03-31T20:20:43.748990536</dc:date>
    <meta:editing-duration>PT21H26M37S</meta:editing-duration>
    <meta:editing-cycles>227</meta:editing-cycles>
    <meta:document-statistic meta:table-count="9" meta:cell-count="1037" meta:object-count="0"/>
  </office:meta>
</office:document-meta>
</file>